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stroke="none" svg:stroke-color="#000000" draw:fill="none" draw:fill-color="#ffffff" fo:min-height="0.71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ellipse draw:style-name="gr1" draw:text-style-name="P1" xml:id="id1" draw:id="id1" draw:layer="layout" svg:width="4.6cm" svg:height="2.2cm" svg:x="7.8cm" svg:y="2cm">
          <text:p text:style-name="P1">Start</text:p>
          <text:p text:style-name="P1"/>
        </draw:ellipse>
        <draw:custom-shape draw:style-name="gr2" draw:text-style-name="P2" xml:id="id2" draw:id="id2" draw:layer="layout" svg:width="5.7cm" svg:height="3.4cm" svg:x="7.3cm" svg:y="5.1cm">
          <text:p text:style-name="P1"><text:span text:style-name="T1">Liczba powtórzeń &lt; 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0.1cm" svg:y1="4.2cm" svg:x2="10.15cm" svg:y2="5.1cm" draw:start-shape="id1" draw:start-glue-point="2" draw:end-shape="id2" draw:end-glue-point="4" svg:d="M10100 4200v450h50v450" svg:viewBox="0 0 51 901">
          <text:p/>
        </draw:connector>
        <draw:ellipse draw:style-name="gr1" draw:text-style-name="P1" xml:id="id3" draw:id="id3" draw:layer="layout" svg:width="5.2cm" svg:height="2.3cm" svg:x="2cm" svg:y="25.3cm">
          <text:p text:style-name="P1">Stop</text:p>
        </draw:ellipse>
        <draw:connector draw:style-name="gr3" draw:text-style-name="P1" draw:layer="layout" svg:x1="7.3cm" svg:y1="6.8cm" svg:x2="4.6cm" svg:y2="25.3cm" draw:start-shape="id2" draw:start-glue-point="5" draw:end-shape="id3" svg:d="M7300 6800h-2700v18500" svg:viewBox="0 0 2701 18501">
          <text:p/>
        </draw:connector>
        <draw:frame draw:style-name="gr4" draw:text-style-name="P3" draw:layer="layout" svg:width="1.9cm" svg:height="1.1cm" svg:x="3.6cm" svg:y="15.1cm">
          <draw:text-box>
            <text:p>NIE</text:p>
          </draw:text-box>
        </draw:frame>
        <draw:custom-shape draw:style-name="gr2" draw:text-style-name="P4" xml:id="id4" draw:id="id4" draw:layer="layout" svg:width="6.3cm" svg:height="3.1cm" svg:x="6.9cm" svg:y="10.8cm">
          <text:p text:style-name="P1"><text:span text:style-name="T2">If x % 2 == 0</text:span></text:p>
          <text:p text:style-name="P1"><text:span text:style-name="T2">and x %3 ==0: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0.15cm" svg:y1="8.5cm" svg:x2="10.05cm" svg:y2="10.8cm" draw:start-shape="id2" draw:start-glue-point="6" draw:end-shape="id4" draw:end-glue-point="4" svg:d="M10150 8500v1151h-100v1149" svg:viewBox="0 0 101 2301">
          <text:p/>
        </draw:connector>
        <draw:frame draw:style-name="gr5" draw:text-style-name="P3" xml:id="id6" draw:id="id6" draw:layer="layout" svg:width="2.5cm" svg:height="0.963cm" svg:x="9cm" svg:y="9.5cm">
          <draw:text-box>
            <text:p>TAK</text:p>
          </draw:text-box>
        </draw:frame>
        <draw:custom-shape draw:style-name="gr2" draw:text-style-name="P1" xml:id="id5" draw:id="id5" draw:layer="layout" svg:width="4.8cm" svg:height="2.1cm" svg:x="14.8cm" svg:y="18.1cm">
          <text:p text:style-name="P1">Wyświetl x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10.05cm" svg:y1="13.9cm" svg:x2="16.6cm" svg:y2="20.2cm" draw:start-shape="id4" draw:start-glue-point="6" draw:end-shape="id5" draw:end-glue-point="7" svg:d="M10050 13900v6802h6550v-502" svg:viewBox="0 0 6551 6803">
          <text:p/>
        </draw:connector>
        <draw:frame draw:style-name="gr5" draw:text-style-name="P3" draw:layer="layout" svg:width="2.6cm" svg:height="0.963cm" svg:x="11.7cm" svg:y="19.4cm">
          <draw:text-box>
            <text:p>TAK</text:p>
          </draw:text-box>
        </draw:frame>
        <draw:connector draw:style-name="gr1" draw:text-style-name="P1" draw:layer="layout" svg:x1="13.2cm" svg:y1="12.35cm" svg:x2="12.4cm" svg:y2="3.1cm" draw:start-shape="id4" draw:start-glue-point="7" draw:end-shape="id1" draw:end-glue-point="1" svg:d="M13200 12350h502v-9250h-1302" svg:viewBox="0 0 1303 9251">
          <text:p text:style-name="P1">NIE</text:p>
        </draw:connector>
        <draw:connector draw:style-name="gr3" draw:text-style-name="P1" draw:layer="layout" svg:x1="17.2cm" svg:y1="18.1cm" svg:x2="10.1cm" svg:y2="2cm" draw:start-shape="id5" draw:start-glue-point="5" draw:end-shape="id1" draw:end-glue-point="0" svg:d="M17200 18100v-16601h-7100v501" svg:viewBox="0 0 7101 16602">
          <text:p/>
        </draw:connector>
        <draw:rect draw:style-name="gr1" draw:text-style-name="P1" draw:layer="layout" svg:width="6.8cm" svg:height="3.1cm" svg:x="13.2cm" svg:y="24.3cm">
          <text:p text:style-name="P1">Program wyświetla </text:p>
          <text:p text:style-name="P1">wszystkie liczby</text:p>
          <text:p text:style-name="P1">dwucyfrowe</text:p>
          <text:p text:style-name="P1">podzielne przez 3</text:p>
        </draw:rect>
        <draw:connector draw:style-name="gr6" draw:text-style-name="P5" draw:layer="layout" svg:x1="7.3cm" svg:y1="6.8cm" svg:x2="4.6cm" svg:y2="25.3cm" draw:start-shape="id2" draw:start-glue-point="5" draw:end-shape="id3" svg:d="M7300 6800h-2700v18500" svg:viewBox="0 0 2701 18501">
          <text:p/>
        </draw:connector>
        <draw:connector draw:style-name="gr6" draw:text-style-name="P5" draw:layer="layout" svg:x1="10.05cm" svg:y1="13.9cm" svg:x2="16.6cm" svg:y2="20.2cm" draw:start-shape="id4" draw:start-glue-point="6" draw:end-shape="id5" draw:end-glue-point="7" svg:d="M10050 13900v6802h6550v-502" svg:viewBox="0 0 6551 6803">
          <text:p/>
        </draw:connector>
        <draw:connector draw:style-name="gr6" draw:text-style-name="P5" draw:layer="layout" svg:x1="17.2cm" svg:y1="18.1cm" svg:x2="10.1cm" svg:y2="2cm" draw:start-shape="id5" draw:start-glue-point="5" draw:end-shape="id1" draw:end-glue-point="0" svg:d="M17200 18100v-16601h-7100v501" svg:viewBox="0 0 7101 16602">
          <text:p/>
        </draw:connector>
        <draw:connector draw:style-name="gr6" draw:text-style-name="P5" draw:layer="layout" svg:x1="13.2cm" svg:y1="12.35cm" svg:x2="12.4cm" svg:y2="3.1cm" draw:start-shape="id4" draw:start-glue-point="7" draw:end-shape="id1" svg:d="M13200 12350h502v-9250h-1302" svg:viewBox="0 0 1303 9251">
          <text:p/>
        </draw:connector>
        <draw:connector draw:style-name="gr6" draw:text-style-name="P5" draw:layer="layout" svg:x1="10.1cm" svg:y1="4.2cm" svg:x2="10.15cm" svg:y2="5.1cm" draw:start-shape="id1" draw:start-glue-point="2" draw:end-shape="id2" draw:end-glue-point="4" svg:d="M10100 4200v450h50v450" svg:viewBox="0 0 51 901">
          <text:p/>
        </draw:connector>
        <draw:connector draw:style-name="gr6" draw:text-style-name="P5" draw:layer="layout" svg:x1="10.15cm" svg:y1="8.5cm" svg:x2="10.25cm" svg:y2="10.463cm" draw:start-shape="id2" draw:start-glue-point="6" draw:end-shape="id6" draw:end-glue-point="2" svg:d="M10150 8500v2463h100v-500" svg:viewBox="0 0 101 24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19:41:08.77</meta:creation-date>
    <meta:generator>LibreOffice/5.4.2.2$Windows_x86 LibreOffice_project/22b09f6418e8c2d508a9eaf86b2399209b0990f4</meta:generator>
    <dc:date>2018-10-02T19:54:19.256000000</dc:date>
    <meta:editing-duration>PT9M59S</meta:editing-duration>
    <meta:editing-cycles>3</meta:editing-cycles>
    <meta:document-statistic meta:object-count="21"/>
  </office:meta>
</office:document-meta>
</file>